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4.5.0.2</text:p>
          </table:table-cell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1</text:p>
          </table:table-cell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reprint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0.0.1</text:p>
          </table:table-cell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1.1.0.1</text:p>
          </table:table-cell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2.2.0.1</text:p>
          </table:table-cell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3.0.1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2.1.0.0</text:p>
          </table:table-cell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39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09:40:12.687387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6T09:40:58.057509693</dc:date>
    <meta:editing-duration>PT9H44M49S</meta:editing-duration>
    <meta:editing-cycles>48</meta:editing-cycles>
    <meta:generator>LibreOffice/5.0.4.2$Linux_X86_64 LibreOffice_project/2b9802c1994aa0b7dc6079e128979269cf95bc78</meta:generator>
    <meta:print-date>2016-08-12T14:13:04.331288689</meta:print-date>
    <meta:printed-by>aleph </meta:printed-by>
    <meta:document-statistic meta:table-count="2" meta:cell-count="248" meta:object-count="0"/>
  </office:meta>
</office:document-meta>
</file>